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marker-end="Arrowheads_20_2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8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94cm" fo:min-width="3.41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94cm" fo:min-width="2.113cm"/>
      <style:paragraph-properties style:writing-mode="lr-tb"/>
    </style:style>
    <style:style style:name="gr5" style:family="graphic" style:parent-style-name="objectwithoutfill">
      <style:graphic-properties draw:stroke="dash" draw:fill="none" draw:textarea-vertical-align="middle"/>
    </style:style>
    <style:style style:name="gr6" style:family="graphic" style:parent-style-name="objectwithoutfill">
      <style:graphic-properties draw:stroke="dash"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30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7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6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0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831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cm" svg:y1="3.488cm" svg:x2="6.15cm" svg:y2="3.488cm">
          <text:p/>
        </draw:line>
        <draw:frame draw:style-name="gr2" draw:text-style-name="P2" draw:layer="layout" svg:width="4.247cm" svg:height="0.933cm" svg:x="1.341cm" svg:y="2.651cm">
          <draw:text-box>
            <text:p><text:span text:style-name="T1">Activity Request</text:span></text:p>
          </draw:text-box>
        </draw:frame>
        <draw:custom-shape draw:style-name="gr3" draw:text-style-name="P3" draw:layer="layout" svg:width="3.919cm" svg:height="1.244cm" svg:x="4.321cm" svg:y="1cm">
          <text:p text:style-name="P3"><text:span text:style-name="T2">AWS Lambd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13cm" svg:height="1.244cm" svg:x="9.547cm" svg:y="1cm">
          <text:p text:style-name="P3"><text:span text:style-name="T3">boredap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13cm" svg:height="1.244cm" svg:x="13.467cm" svg:y="1cm">
          <text:p text:style-name="P3"><text:span text:style-name="T2">open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13cm" svg:height="1.244cm" svg:x="17.387cm" svg:y="1cm">
          <text:p text:style-name="P3"><text:span text:style-name="T3">TVmaz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15cm" svg:y1="2.244cm" svg:x2="6.15cm" svg:y2="18.413cm">
          <text:p/>
        </draw:line>
        <draw:line draw:style-name="gr5" draw:text-style-name="P4" draw:layer="layout" svg:x1="10.723cm" svg:y1="2.244cm" svg:x2="10.723cm" svg:y2="18.413cm">
          <text:p/>
        </draw:line>
        <draw:line draw:style-name="gr5" draw:text-style-name="P4" draw:layer="layout" svg:x1="14.643cm" svg:y1="2.244cm" svg:x2="14.643cm" svg:y2="18.413cm">
          <text:p/>
        </draw:line>
        <draw:line draw:style-name="gr5" draw:text-style-name="P4" draw:layer="layout" svg:x1="18.563cm" svg:y1="2.244cm" svg:x2="18.563cm" svg:y2="18.413cm">
          <text:p/>
        </draw:line>
        <draw:line draw:style-name="gr6" draw:text-style-name="P4" draw:layer="layout" svg:x1="6.15cm" svg:y1="4.109cm" svg:x2="10.723cm" svg:y2="4.731cm">
          <text:p/>
        </draw:line>
        <draw:line draw:style-name="gr7" draw:text-style-name="P4" draw:layer="layout" svg:x1="10.723cm" svg:y1="5.353cm" svg:x2="6.15cm" svg:y2="5.975cm">
          <text:p/>
        </draw:line>
        <draw:frame draw:style-name="gr8" draw:text-style-name="P2" draw:layer="layout" svg:width="2.94cm" svg:height="1.555cm" svg:x="7.13cm" svg:y="5.975cm">
          <draw:text-box>
            <text:p><text:span text:style-name="T4">JSON response</text:span></text:p>
          </draw:text-box>
        </draw:frame>
        <draw:line draw:style-name="gr6" draw:text-style-name="P4" draw:layer="layout" svg:x1="6.15cm" svg:y1="7.53cm" svg:x2="14.643cm" svg:y2="8.152cm">
          <text:p/>
        </draw:line>
        <draw:line draw:style-name="gr7" draw:text-style-name="P4" draw:layer="layout" svg:x1="14.643cm" svg:y1="9.706cm" svg:x2="6.15cm" svg:y2="10.328cm">
          <text:p/>
        </draw:line>
        <draw:frame draw:style-name="gr8" draw:text-style-name="P2" draw:layer="layout" svg:width="2.94cm" svg:height="1.555cm" svg:x="11.05cm" svg:y="10.017cm">
          <draw:text-box>
            <text:p><text:span text:style-name="T4">JSON response</text:span></text:p>
          </draw:text-box>
        </draw:frame>
        <draw:line draw:style-name="gr9" draw:text-style-name="P4" draw:layer="layout" svg:x1="6.15cm" svg:y1="18.413cm" svg:x2="1.25cm" svg:y2="18.413cm">
          <text:p/>
        </draw:line>
        <draw:frame draw:style-name="gr10" draw:text-style-name="P2" draw:layer="layout" svg:width="4.246cm" svg:height="2.965cm" svg:x="1.577cm" svg:y="19.035cm">
          <draw:text-box>
            <text:p>HTML object returned</text:p>
          </draw:text-box>
        </draw:frame>
        <draw:frame draw:style-name="gr11" draw:text-style-name="P2" draw:layer="layout" svg:width="8.393cm" svg:height="1.531cm" svg:x="6.25cm" svg:y="7.719cm">
          <draw:text-box>
            <text:p><text:span text:style-name="T1">Request book cover, title, author etc. with random OLID</text:span></text:p>
          </draw:text-box>
        </draw:frame>
        <draw:line draw:style-name="gr6" draw:text-style-name="P4" draw:layer="layout" svg:x1="6.15cm" svg:y1="12.708cm" svg:x2="18.563cm" svg:y2="13.438cm">
          <text:p/>
        </draw:line>
        <draw:frame draw:style-name="gr12" draw:text-style-name="P5" draw:layer="layout" svg:width="10.78cm" svg:height="1.866cm" svg:x="6.803cm" svg:y="11.883cm">
          <draw:text-box>
            <text:p><text:span text:style-name="T5">Request show/movie with random ID</text:span></text:p>
          </draw:text-box>
        </draw:frame>
        <draw:line draw:style-name="gr7" draw:text-style-name="P4" draw:layer="layout" svg:x1="18.563cm" svg:y1="14.682cm" svg:x2="6.15cm" svg:y2="15.258cm">
          <text:p/>
        </draw:line>
        <draw:frame draw:style-name="gr13" draw:text-style-name="P2" draw:layer="layout" svg:width="2.94cm" svg:height="1.554cm" svg:x="7.456cm" svg:y="13.749cm">
          <draw:text-box>
            <text:p><text:span text:style-name="T4">JSON response</text:span></text:p>
          </draw:text-box>
        </draw:frame>
        <draw:frame draw:style-name="gr14" draw:text-style-name="P5" draw:layer="layout" svg:width="4.573cm" svg:height="2.081cm" svg:x="3.863cm" svg:y="15.614cm">
          <draw:text-box>
            <text:p><text:span text:style-name="T6">JSON data processed into HTML obje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0:23:09.388706141</meta:creation-date>
    <dc:date>2022-07-19T15:36:49.581941952</dc:date>
    <meta:editing-duration>PT1H18M22S</meta:editing-duration>
    <meta:editing-cycles>2</meta:editing-cycles>
    <meta:generator>LibreOffice/7.3.4.2$Linux_X86_64 LibreOffice_project/30$Build-2</meta:generator>
    <meta:document-statistic meta:object-count="24"/>
  </office:meta>
</office:document-meta>
</file>